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Liberation Mono" fo:font-size="10pt" officeooo:rsid="00259dbb" officeooo:paragraph-rsid="00259dbb" style:font-size-asian="10pt" style:font-size-complex="10pt"/>
    </style:style>
    <style:style style:name="P2" style:family="paragraph" style:parent-style-name="Standard">
      <style:paragraph-properties fo:text-align="center" style:justify-single-word="false"/>
      <style:text-properties style:font-name="Liberation Mono" fo:font-size="14pt" fo:font-weight="normal" officeooo:rsid="002954a5" officeooo:paragraph-rsid="002292e7" style:font-size-asian="14pt" style:font-weight-asian="normal" style:font-size-complex="14pt" style:font-weight-complex="normal"/>
    </style:style>
    <style:style style:name="P3" style:family="paragraph" style:parent-style-name="Standard">
      <style:text-properties style:font-name="Liberation Mono" fo:font-size="14pt" fo:font-weight="normal" officeooo:rsid="0015f238" officeooo:paragraph-rsid="002292e7" style:font-size-asian="14pt" style:font-weight-asian="normal" style:font-size-complex="14pt" style:font-weight-complex="normal"/>
    </style:style>
    <style:style style:name="P4" style:family="paragraph" style:parent-style-name="Standard">
      <style:text-properties style:font-name="Liberation Mono" fo:font-size="12pt" fo:font-weight="normal" officeooo:rsid="0015f238" officeooo:paragraph-rsid="002292e7" style:font-size-asian="12pt" style:font-weight-asian="normal" style:font-size-complex="12pt" style:font-weight-complex="normal"/>
    </style:style>
    <style:style style:name="P5" style:family="paragraph" style:parent-style-name="Standard">
      <style:text-properties style:font-name="Liberation Mono" fo:font-size="12pt" fo:font-weight="normal" officeooo:rsid="0016ec57" officeooo:paragraph-rsid="002292e7" style:font-size-asian="12pt" style:font-weight-asian="normal" style:font-size-complex="12pt" style:font-weight-complex="normal"/>
    </style:style>
    <style:style style:name="P6" style:family="paragraph" style:parent-style-name="Standard">
      <style:text-properties style:font-name="Liberation Mono" fo:font-size="12pt" fo:font-weight="normal" officeooo:rsid="001d11c5" officeooo:paragraph-rsid="002292e7" style:font-size-asian="12pt" style:font-weight-asian="normal" style:font-size-complex="12pt" style:font-weight-complex="normal"/>
    </style:style>
    <style:style style:name="P7" style:family="paragraph" style:parent-style-name="Standard">
      <style:text-properties style:font-name="Liberation Mono" fo:font-size="12pt" fo:font-weight="normal" officeooo:rsid="001ec112" officeooo:paragraph-rsid="002292e7" style:font-size-asian="12pt" style:font-weight-asian="normal" style:font-size-complex="12pt" style:font-weight-complex="normal"/>
    </style:style>
    <style:style style:name="P8" style:family="paragraph" style:parent-style-name="Standard">
      <style:text-properties style:font-name="Liberation Mono" fo:font-size="12pt" fo:font-weight="normal" officeooo:rsid="002268ba" officeooo:paragraph-rsid="002292e7" style:font-size-asian="12pt" style:font-weight-asian="normal" style:font-size-complex="12pt" style:font-weight-complex="normal"/>
    </style:style>
    <style:style style:name="P9" style:family="paragraph" style:parent-style-name="Standard">
      <style:text-properties style:font-name="Liberation Mono" fo:font-size="12pt" fo:font-weight="normal" officeooo:rsid="00282fb8" officeooo:paragraph-rsid="002292e7" style:font-size-asian="12pt" style:font-weight-asian="normal" style:font-size-complex="12pt" style:font-weight-complex="normal"/>
    </style:style>
    <style:style style:name="P10" style:family="paragraph" style:parent-style-name="Standard">
      <style:text-properties style:font-name="Liberation Mono" fo:font-size="12pt" fo:font-weight="normal" officeooo:rsid="00286a4b" officeooo:paragraph-rsid="002292e7" style:font-size-asian="12pt" style:font-weight-asian="normal" style:font-size-complex="12pt" style:font-weight-complex="normal"/>
    </style:style>
    <style:style style:name="P11" style:family="paragraph" style:parent-style-name="Standard">
      <style:text-properties style:font-name="Liberation Mono" fo:font-size="11pt" fo:font-weight="normal" officeooo:rsid="0014c74a" officeooo:paragraph-rsid="002292e7" style:font-size-asian="11pt" style:font-weight-asian="normal" style:font-size-complex="11pt" style:font-weight-complex="normal"/>
    </style:style>
    <style:style style:name="P12" style:family="paragraph" style:parent-style-name="Standard">
      <style:text-properties style:font-name="Liberation Mono" fo:font-size="11pt" fo:font-weight="normal" officeooo:rsid="0016ec57" officeooo:paragraph-rsid="002292e7" style:font-size-asian="11pt" style:font-weight-asian="normal" style:font-size-complex="11pt" style:font-weight-complex="normal"/>
    </style:style>
    <style:style style:name="P13" style:family="paragraph" style:parent-style-name="Standard">
      <style:text-properties style:font-name="Liberation Mono" fo:font-size="11pt" fo:font-weight="normal" officeooo:rsid="001d11c5" officeooo:paragraph-rsid="002292e7" style:font-size-asian="11pt" style:font-weight-asian="normal" style:font-size-complex="11pt" style:font-weight-complex="normal"/>
    </style:style>
    <style:style style:name="P14" style:family="paragraph" style:parent-style-name="Standard">
      <style:text-properties style:font-name="Liberation Mono" fo:font-size="11pt" fo:font-weight="normal" officeooo:rsid="001ec112" officeooo:paragraph-rsid="002292e7" style:font-size-asian="11pt" style:font-weight-asian="normal" style:font-size-complex="11pt" style:font-weight-complex="normal"/>
    </style:style>
    <style:style style:name="P15" style:family="paragraph" style:parent-style-name="Standard">
      <style:text-properties style:font-name="Liberation Mono" fo:font-size="11pt" fo:font-weight="normal" officeooo:rsid="002268ba" officeooo:paragraph-rsid="002292e7" style:font-size-asian="11pt" style:font-weight-asian="normal" style:font-size-complex="11pt" style:font-weight-complex="normal"/>
    </style:style>
    <style:style style:name="P16" style:family="paragraph" style:parent-style-name="Standard">
      <style:text-properties style:font-name="Liberation Mono" fo:font-size="11pt" fo:font-weight="normal" officeooo:rsid="00282fb8" officeooo:paragraph-rsid="002292e7"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Liberation Mono" fo:font-size="10pt" fo:font-weight="normal" officeooo:rsid="0014c74a" officeooo:paragraph-rsid="002292e7" style:font-size-asian="10pt" style:font-weight-asian="normal" style:font-size-complex="10pt" style:font-weight-complex="normal"/>
    </style:style>
    <style:style style:name="P18" style:family="paragraph" style:parent-style-name="Standard">
      <style:text-properties style:font-name="Liberation Mono" fo:font-size="10pt" fo:font-weight="normal" officeooo:rsid="0016ec57" officeooo:paragraph-rsid="002292e7" style:font-size-asian="10pt" style:font-weight-asian="normal" style:font-size-complex="10pt" style:font-weight-complex="normal"/>
    </style:style>
    <style:style style:name="P19" style:family="paragraph" style:parent-style-name="Standard">
      <style:text-properties style:font-name="Liberation Mono" fo:font-size="10pt" fo:font-weight="normal" officeooo:rsid="001d11c5" officeooo:paragraph-rsid="002292e7" style:font-size-asian="10pt" style:font-weight-asian="normal" style:font-size-complex="10pt" style:font-weight-complex="normal"/>
    </style:style>
    <style:style style:name="P20" style:family="paragraph" style:parent-style-name="Standard">
      <style:text-properties style:font-name="Liberation Mono" fo:font-size="10pt" fo:font-weight="normal" officeooo:rsid="001ec112" officeooo:paragraph-rsid="002292e7" style:font-size-asian="10pt" style:font-weight-asian="normal" style:font-size-complex="10pt" style:font-weight-complex="normal"/>
    </style:style>
    <style:style style:name="P21" style:family="paragraph" style:parent-style-name="Standard">
      <style:text-properties style:font-name="Liberation Mono" fo:font-size="10pt" fo:font-weight="normal" officeooo:rsid="0020916d" officeooo:paragraph-rsid="002292e7" style:font-size-asian="10pt" style:font-weight-asian="normal" style:font-size-complex="10pt" style:font-weight-complex="normal"/>
    </style:style>
    <style:style style:name="P22" style:family="paragraph" style:parent-style-name="Standard">
      <style:text-properties style:font-name="Liberation Mono" fo:font-size="10pt" fo:font-weight="normal" officeooo:rsid="002268ba" officeooo:paragraph-rsid="002292e7" style:font-size-asian="10pt" style:font-weight-asian="normal" style:font-size-complex="10pt" style:font-weight-complex="normal"/>
    </style:style>
    <style:style style:name="P23" style:family="paragraph" style:parent-style-name="Standard">
      <style:text-properties style:font-name="Liberation Mono" fo:font-size="10pt" fo:font-weight="normal" officeooo:rsid="00282fb8" officeooo:paragraph-rsid="002292e7" style:font-size-asian="10pt" style:font-weight-asian="normal" style:font-size-complex="10pt" style:font-weight-complex="normal"/>
    </style:style>
    <style:style style:name="P24" style:family="paragraph" style:parent-style-name="Standard">
      <style:text-properties style:font-name="Liberation Mono" fo:font-size="10pt" fo:font-weight="normal" officeooo:rsid="00286a4b" officeooo:paragraph-rsid="002292e7"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size="10pt" style:font-size-asian="10pt" style:font-size-complex="10pt"/>
    </style:style>
    <style:style style:name="P26" style:family="paragraph" style:parent-style-name="Preformatted_20_Text">
      <style:text-properties style:font-name="Liberation Mono" officeooo:rsid="000db20e" officeooo:paragraph-rsid="0021539f"/>
    </style:style>
    <style:style style:name="P27" style:family="paragraph" style:parent-style-name="Preformatted_20_Text">
      <style:paragraph-properties fo:text-align="center" style:justify-single-word="false"/>
      <style:text-properties style:font-name="Liberation Mono" style:text-underline-style="solid" style:text-underline-width="auto" style:text-underline-color="font-color" officeooo:rsid="000db20e" officeooo:paragraph-rsid="0021539f"/>
    </style:style>
    <style:style style:name="P28" style:family="paragraph" style:parent-style-name="Subtitle">
      <style:text-properties style:font-name="Liberation Mono" officeooo:paragraph-rsid="0021539f"/>
    </style:style>
    <style:style style:name="P29" style:family="paragraph" style:parent-style-name="Standard">
      <style:text-properties style:font-name="Liberation Mono" fo:font-size="10pt" fo:font-weight="normal" officeooo:rsid="0018a310" officeooo:paragraph-rsid="002292e7" style:font-size-asian="10pt" style:font-weight-asian="normal" style:font-size-complex="10pt" style:font-weight-complex="normal"/>
    </style:style>
    <style:style style:name="P30" style:family="paragraph" style:parent-style-name="Standard">
      <style:text-properties style:font-name="Liberation Mono" fo:font-size="10pt" fo:font-weight="normal" officeooo:rsid="0016ec57" officeooo:paragraph-rsid="002292e7" style:font-size-asian="10pt" style:font-weight-asian="normal" style:font-size-complex="10pt" style:font-weight-complex="normal"/>
    </style:style>
    <style:style style:name="P31" style:family="paragraph" style:parent-style-name="Standard">
      <style:text-properties style:font-name="Liberation Mono" fo:font-size="10pt" fo:font-weight="normal" officeooo:rsid="0016ec57" officeooo:paragraph-rsid="00292d2e" style:font-size-asian="10pt" style:font-weight-asian="normal" style:font-size-complex="10pt" style:font-weight-complex="normal"/>
    </style:style>
    <style:style style:name="P32" style:family="paragraph" style:parent-style-name="Standard">
      <style:text-properties style:font-name="Liberation Mono" fo:font-size="10pt" fo:font-weight="normal" officeooo:rsid="00292d2e" officeooo:paragraph-rsid="00292d2e" style:font-size-asian="10pt" style:font-weight-asian="normal" style:font-size-complex="10pt" style:font-weight-complex="normal"/>
    </style:style>
    <style:style style:name="P33" style:family="paragraph" style:parent-style-name="Standard">
      <style:text-properties style:font-name="Liberation Mono" fo:font-size="10pt" fo:font-weight="normal" officeooo:rsid="00198cf6" officeooo:paragraph-rsid="002292e7" style:font-size-asian="10pt" style:font-weight-asian="normal" style:font-size-complex="10pt" style:font-weight-complex="normal"/>
    </style:style>
    <style:style style:name="P34" style:family="paragraph" style:parent-style-name="Standard">
      <style:text-properties style:font-name="Liberation Mono" fo:font-size="10pt" fo:font-weight="normal" officeooo:rsid="002cf7af" officeooo:paragraph-rsid="002cf7af" style:font-size-asian="10pt" style:font-weight-asian="normal" style:font-size-complex="10pt" style:font-weight-complex="normal"/>
    </style:style>
    <style:style style:name="P35" style:family="paragraph" style:parent-style-name="Standard">
      <style:text-properties style:font-name="Liberation Mono" fo:font-size="10pt" fo:font-weight="normal" officeooo:rsid="002cf7af" officeooo:paragraph-rsid="002d9346" style:font-size-asian="10pt" style:font-weight-asian="normal" style:font-size-complex="10pt" style:font-weight-complex="normal"/>
    </style:style>
    <style:style style:name="P36" style:family="paragraph" style:parent-style-name="Standard">
      <style:text-properties style:font-name="Liberation Mono" fo:font-size="12pt" fo:font-weight="normal" officeooo:rsid="0016ec57" officeooo:paragraph-rsid="002292e7" style:font-size-asian="12pt" style:font-weight-asian="normal" style:font-size-complex="12pt" style:font-weight-complex="normal"/>
    </style:style>
    <style:style style:name="P37" style:family="paragraph" style:parent-style-name="Standard">
      <style:text-properties style:font-name="Liberation Mono" fo:font-size="12pt" fo:font-weight="normal" officeooo:rsid="001d11c5" officeooo:paragraph-rsid="002292e7" style:font-size-asian="12pt" style:font-weight-asian="normal" style:font-size-complex="12pt" style:font-weight-complex="normal"/>
    </style:style>
    <style:style style:name="P38" style:family="paragraph" style:parent-style-name="Standard" style:list-style-name="L1">
      <style:text-properties officeooo:paragraph-rsid="002d9346"/>
    </style:style>
    <style:style style:name="P39" style:family="paragraph" style:parent-style-name="Standard">
      <style:text-properties officeooo:paragraph-rsid="002d9346"/>
    </style:style>
    <style:style style:name="P40" style:family="paragraph" style:parent-style-name="Preformatted_20_Text">
      <style:text-properties style:font-name="Liberation Mono" officeooo:rsid="000db20e" officeooo:paragraph-rsid="00292d2e"/>
    </style:style>
    <style:style style:name="P41" style:family="paragraph" style:parent-style-name="Preformatted_20_Text">
      <style:text-properties fo:color="#cc0000" style:font-name="Liberation Mono" officeooo:rsid="000db20e" officeooo:paragraph-rsid="0021539f"/>
    </style:style>
    <style:style style:name="P42" style:family="paragraph" style:parent-style-name="Preformatted_20_Text">
      <style:text-properties fo:color="#ff3300" style:font-name="Liberation Mono" officeooo:rsid="000db20e" officeooo:paragraph-rsid="00292d2e"/>
    </style:style>
    <style:style style:name="P43" style:family="paragraph" style:parent-style-name="Preformatted_20_Text">
      <style:text-properties fo:color="#ff3300" style:font-name="Liberation Mono" officeooo:rsid="00292d2e" officeooo:paragraph-rsid="00292d2e"/>
    </style:style>
    <style:style style:name="P44" style:family="paragraph" style:parent-style-name="Subtitle">
      <style:text-properties style:font-name="Liberation Mono" officeooo:paragraph-rsid="0028fab3"/>
    </style:style>
    <style:style style:name="T1" style:family="text">
      <style:text-properties officeooo:rsid="000dbe60"/>
    </style:style>
    <style:style style:name="T2" style:family="text">
      <style:text-properties officeooo:rsid="001abb7e"/>
    </style:style>
    <style:style style:name="T3" style:family="text">
      <style:text-properties officeooo:rsid="001b76e9"/>
    </style:style>
    <style:style style:name="T4" style:family="text">
      <style:text-properties officeooo:rsid="001ec112"/>
    </style:style>
    <style:style style:name="T5" style:family="text">
      <style:text-properties officeooo:rsid="0019247a"/>
    </style:style>
    <style:style style:name="T6" style:family="text">
      <style:text-properties officeooo:rsid="0018a310"/>
    </style:style>
    <style:style style:name="T7" style:family="text">
      <style:text-properties officeooo:rsid="0020916d"/>
    </style:style>
    <style:style style:name="T8" style:family="text">
      <style:text-properties officeooo:rsid="00278a75"/>
    </style:style>
    <style:style style:name="T9" style:family="text">
      <style:text-properties officeooo:rsid="0027f431"/>
    </style:style>
    <style:style style:name="T10" style:family="text">
      <style:text-properties officeooo:rsid="00286a4b"/>
    </style:style>
    <style:style style:name="T11" style:family="text">
      <style:text-properties style:font-name="Liberation Mono" fo:font-weight="normal" officeooo:rsid="0014c74a" style:font-weight-asian="normal" style:font-weight-complex="normal"/>
    </style:style>
    <style:style style:name="T12" style:family="text">
      <style:text-properties style:font-name="Liberation Mono" fo:font-weight="normal" officeooo:rsid="001998ee" style:font-weight-asian="normal" style:font-weight-complex="normal"/>
    </style:style>
    <style:style style:name="T13" style:family="text">
      <style:text-properties style:font-name="Liberation Mono" fo:font-size="10pt" fo:font-weight="normal" officeooo:rsid="002cf7af" style:font-size-asian="10pt" style:font-weight-asian="normal" style:font-size-complex="10pt" style:font-weight-complex="normal"/>
    </style:style>
    <style:style style:name="T14" style:family="text">
      <style:text-properties style:font-name="Liberation Mono" fo:font-size="10pt" fo:font-weight="normal" officeooo:rsid="002d9346" style:font-size-asian="10pt" style:font-weight-asian="normal" style:font-size-complex="10pt" style:font-weight-complex="normal"/>
    </style:style>
    <style:style style:name="T15" style:family="text">
      <style:text-properties officeooo:rsid="00277fb4"/>
    </style:style>
    <style:style style:name="T16" style:family="text">
      <style:text-properties officeooo:rsid="0028fab3"/>
    </style:style>
    <style:style style:name="T17" style:family="text">
      <style:text-properties fo:color="#ff3300"/>
    </style:style>
    <style:style style:name="T18" style:family="text">
      <style:text-properties fo:color="#ff3300" officeooo:rsid="00292d2e"/>
    </style:style>
    <style:style style:name="T19" style:family="text">
      <style:text-properties officeooo:rsid="00292d2e"/>
    </style:style>
    <style:style style:name="T20"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6">Design Document</text:span></text:p>
      <text:p text:style-name="P28">Main Function Basic Outline</text:p>
      <text:p text:style-name="P26"/>
      <text:p text:style-name="P26">Program is called from command line with optional arguments (-load file or -test). </text:p>
      <text:p text:style-name="P26"><text:tab/>I. -load: file the game is played from the state specified in file. </text:p>
      <text:p text:style-name="P26"><text:tab/>II.-test: the values of each die roll can be specified by the player. </text:p>
      <text:p text:style-name="P26"/>
      <text:p text:style-name="P26">Read number of players, player names, and chars(board pieces) from cin.</text:p>
      <text:p text:style-name="P26"/>
      <text:p text:style-name="P26">Array of player objects is created and stored in a field of the board. (This is detailed in flow chart)</text:p>
      <text:p text:style-name="P26"/>
      <text:p text:style-name="P27">The commands are as follows:</text:p>
      <text:p text:style-name="P26"/>
      <text:p text:style-name="P40"><text:tab/>roll - theBoard-&gt;movePlayer is called. Method fi<text:span text:style-name="T20">rst checks if the player is in the Timsline. Method changes the players location pointer and calls the action method on the location pointer with it's self as an argument. </text:span></text:p>
      <text:p text:style-name="P42"><text:span text:style-name="T19">Old: </text:span>The method then calls t<text:span text:style-name="T19">d</text:span>-&gt;notify(the appropriate coordinates and char). The board is then printed. </text:p>
      <text:p text:style-name="P43">New: Board is printed after player ends their turn by typing 'next' into the command line. </text:p>
      <text:p text:style-name="P41"/>
      <text:p text:style-name="P26"><text:tab/>trade &lt;name&gt; &lt;give&gt; &lt;receive&gt; - active player offers to trade &lt;give&gt; with &lt;name&gt; in return for &lt;receive&gt;. </text:p>
      <text:p text:style-name="P26"><text:s text:c="2"/>theboard-&gt;trade(current<text:span text:style-name="T1">P</text:span>layer, <text:span text:style-name="T19">Offer, Receive</text:span>) called. </text:p>
      <text:p text:style-name="P26"><text:tab/> </text:p>
      <text:p text:style-name="P26"><text:tab/>improve &lt;property&gt; buy/sell â player-&gt;improve() improve method reads in property name and checks if player owns <text:span text:style-name="T19">the property</text:span>. Checks if player can afford improvement if yes calls </text:p>
      <text:p text:style-name="P26"><text:tab/>property-&gt;improve(buy/sell) this method bill/compensates the owner the appropriate amount. Board-&gt;print() is then called from main. </text:p>
      <text:p text:style-name="P26"><text:tab/> </text:p>
      <text:p text:style-name="P26"><text:tab/>mortgage &lt;property&gt; - player-&gt;mortgage() called, reads in name of property, checks if it owns property. If player owns property property-&gt;mortgage() is called this method makes the <text:tab/>property stop charging tuition and compensates the owner. </text:p>
      <text:p text:style-name="P26"/>
      <text:p text:style-name="P26"><text:tab/>unmortgage &lt;property&gt; - player-&gt;unmortgage() called, checks if it owns property bills the owner the lent money plus ten percent. Makes the property start charging tuition again. </text:p>
      <text:p text:style-name="P26"/>
      <text:p text:style-name="P26"><text:tab/>bankrupt - player-&gt;bankrupt() is called. Checks if player owes more money than has. If yes all assets are given to play who is owed. Players must immediately pay 10% of the principle when <text:tab/>inheriting a mortgaged property. They may then choose to unmortgage be paying the principle if not they will have to pay the usual principle plus 10% when unmortgaging later. </text:p>
      <text:p text:style-name="P26"/>
      <text:p text:style-name="P26"><text:tab/>Assets - calls player-&gt;displayAssets(). Does not print if player is deciding how to pay tu<text:span text:style-name="T1">i</text:span>tion,<text:span text:style-name="T17"> </text:span><text:span text:style-name="T18">and also if they are in debt.</text:span></text:p>
      <text:p text:style-name="P26"/>
      <text:p text:style-name="P26"><text:tab/>save - saves the state of the game </text:p>
      <text:p text:style-name="P26"/>
      <text:p text:style-name="P26"><text:tab/>next – <text:span text:style-name="T19">ends a player's turn, prints the board. Sets all appropriate fields in the Board for the next player.</text:span></text:p>
      <text:p text:style-name="P26"><text:soft-page-break/></text:p>
      <text:p text:style-name="P26"/>
      <text:p text:style-name="P2">Description of Critical Methods</text:p>
      <text:p text:style-name="P3"/>
      <text:p text:style-name="P4">Board::Board() - <text:span text:style-name="T2">NHDeckconfig.txt, SLCDeckConfig.txt, boardConfig.txt</text:span></text:p>
      <text:p text:style-name="P17">- Befor<text:span text:style-name="T15">e</text:span> every game a new board must be made.</text:p>
      <text:p text:style-name="P17">- The board constructor, Board::Board(), is entirely responsible for the new board.</text:p>
      <text:p text:style-name="P17">- Board configuration is stored in textfiles. Includes property names, prices, improvement costs, tuition.</text:p>
      <text:p text:style-name="P17">- Board::Board() constructs the squares using FileReads objects created using the configuration files.</text:p>
      <text:p text:style-name="P25"><text:span text:style-name="T11">- </text:span><text:span text:style-name="T12">Construct DeckBuilder object. Run buildDeck(fileName) where fileName is the name of deck configuration file.</text:span></text:p>
      <text:p text:style-name="P11"/>
      <text:p text:style-name="P5">Board::startGame() - <text:span text:style-name="T3">cin</text:span></text:p>
      <text:p text:style-name="P18">- Reads in player names and avatars from cin to construct Player objects and puti them in the players. array.</text:p>
      <text:p text:style-name="P31"><text:span text:style-name="T17">- </text:span><text:span text:style-name="T18">old: </text:span><text:span text:style-name="T17">randomly decides who goes first. Sets currentActivePl</text:span><text:span text:style-name="T18">ayer Player pointer </text:span><text:span text:style-name="T17">field.</text:span></text:p>
      <text:p text:style-name="P31"><text:span text:style-name="T17">- </text:span><text:span text:style-name="T18">new: Order of play is the order players were entered</text:span></text:p>
      <text:p text:style-name="P18"><text:span text:style-name="T17"/></text:p>
      <text:p text:style-name="P32"><text:span text:style-name="T18"/></text:p>
      <text:p text:style-name="P12"/>
      <text:p text:style-name="P5">Board::load() - <text:span text:style-name="T3">saveFile.txt</text:span></text:p>
      <text:p text:style-name="P18">- Creates ReadFile object with saveFill string and uses it to create and new players array.</text:p>
      <text:p text:style-name="P18">- Resulting players have avatar, money, position, rollup the rim cups and turns left in the DC tims line as specified in saveFile.</text:p>
      <text:p text:style-name="P18">- Order of players in array is same as oder they where read in.</text:p>
      <text:p text:style-name="P18">- Game continues with first read in player going first.</text:p>
      <text:p text:style-name="P12"/>
      <text:p text:style-name="P5">Board::roll<text:span text:style-name="T4">() - cin</text:span></text:p>
      <text:p text:style-name="P29">- calls Board::movePlayer(numSpaces) where numSpaces is the sum of two random numbers between 1 and 6.</text:p>
      <text:p text:style-name="P29">- runs currentActivePlayer-&gt;location-&gt;action(). Action() alters the currentActivePlayer appropriately.</text:p>
      <text:p text:style-name="P6"/>
      <text:p text:style-name="P6"><text:span text:style-name="T5">B</text:span>oard::movePlayer<text:span text:style-name="T4">(int numSpaces)</text:span></text:p>
      <text:p text:style-name="P19">- <text:span text:style-name="T6">moves the currentActivePlayer a numSpaces squares forward.</text:span></text:p>
      <text:p text:style-name="P13"/>
      <text:p text:style-name="P7"><text:span text:style-name="T6">B</text:span>oard::trade(<text:span text:style-name="T7">Player *otherPlayer, String offer, String recieve</text:span>) - <text:span text:style-name="T7">cin</text:span></text:p>
      <text:p text:style-name="P20">- <text:span text:style-name="T7">reads accept/reject from cin.</text:span></text:p>
      <text:p text:style-name="P21">- if accept takes offer from currentActivePlayer and to otherPlayer the takes recieve from otherPlayer and gives it to currentActivePlayer.</text:p>
      <text:p text:style-name="P20">- <text:span text:style-name="T7">if reject do nothing.</text:span></text:p>
      <text:p text:style-name="P14"/>
      <text:p text:style-name="P8">Player::pay<text:span text:style-name="T8">Debt</text:span>()</text:p>
      <text:p text:style-name="P22">- <text:span text:style-name="T9">defines local int payment as min(debt, savings). Calls creditor-&gt;recieveTuition(payment) and decrease savings and debt by payment.</text:span></text:p>
      <text:p text:style-name="P22">- <text:span text:style-name="T10">if all debt is paid creditor is assigned to null</text:span></text:p>
      <text:p text:style-name="P15"/>
      <text:p text:style-name="P9">Player::recieveTuition(int <text:span text:style-name="T10">tuition</text:span>)</text:p>
      <text:p text:style-name="P23">- <text:span text:style-name="T10">increases savings by tuition.</text:span></text:p>
      <text:p text:style-name="P16"><text:soft-page-break/></text:p>
      <text:p text:style-name="P10">Bankrupt()</text:p>
      <text:p text:style-name="P24">- All assets are given to the creditor using the trade member of the board.</text:p>
      <text:p text:style-name="P33"/>
      <text:p text:style-name="P34"><text:tab/><text:tab/><text:tab/>Changes Between Plan Of Attack and Implementation:</text:p>
      <text:p text:style-name="P34"/>
      <text:p text:style-name="P35">We did not implement a FileRead class which reads in information from a text file as specified in our old UML. We were advised by a TA against implementing such a class; putting data into text files was poor design. Every time the executable needed to be run, the text files containing the data must be in the same folder in order to run the program. that is poor design as the executable should stand alone. As such, we have made seperate structs inside our program that organizes data, and global maps that contains data. This implementation was decided for scalability purposes. </text:p>
      <text:list xml:id="list5889640620696243481" text:style-name="L1">
        <text:list-item>
          <text:p text:style-name="P38"><text:span text:style-name="T13">Adding new data like new player types entails adding a new entry in the playerData map, </text:span><text:span text:style-name="T14">which is easily implemented.</text:span></text:p>
        </text:list-item>
        <text:list-item>
          <text:p text:style-name="P38"><text:span text:style-name="T13">This implementation also allows any part of the code access general data.</text:span></text:p>
        </text:list-item>
      </text:list>
      <text:p text:style-name="P39"/>
      <text:p text:style-name="P39"><text:span text:style-name="T13"/></text:p>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0259dbb" officeooo:paragraph-rsid="00259dbb"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vis Dunn<text:tab/><text:tab/>March 25 2015</text:p>
        <text:p text:style-name="MP1">Amanda Chan<text:tab/><text:tab/></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Dunn</meta:initial-creator>
    <meta:creation-date>2015-03-25T15:30:04.959499099</meta:creation-date>
    <dc:date>2015-04-06T02:43:43.108518881</dc:date>
    <meta:editing-duration>PT2H5M47S</meta:editing-duration>
    <meta:editing-cycles>23</meta:editing-cycles>
    <meta:generator>LibreOffice/4.2.3.3$Linux_X86_64 LibreOffice_project/420m0$Build-3</meta:generator>
    <meta:document-statistic meta:table-count="0" meta:image-count="0" meta:object-count="0" meta:page-count="3" meta:paragraph-count="61" meta:word-count="846" meta:character-count="5401" meta:non-whitespace-character-count="4576"/>
  </office:meta>
</office:document-meta>
</file>